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24pt" officeooo:rsid="001d6bab" officeooo:paragraph-rsid="001d6bab" style:font-size-asian="21pt" style:font-size-complex="24pt"/>
    </style:style>
    <style:style style:name="P2" style:family="paragraph" style:parent-style-name="Standard">
      <style:text-properties style:font-name="Purisa" fo:font-size="24pt" officeooo:rsid="001ddc29" officeooo:paragraph-rsid="001ddc29" style:font-size-asian="21pt" style:font-size-complex="24pt"/>
    </style:style>
    <style:style style:name="P3" style:family="paragraph" style:parent-style-name="Standard">
      <style:text-properties style:font-name="Purisa" fo:font-size="10pt" officeooo:rsid="001d6bab" officeooo:paragraph-rsid="001d6bab" style:font-size-asian="8.75pt" style:font-size-complex="10pt"/>
    </style:style>
    <style:style style:name="P4" style:family="paragraph" style:parent-style-name="Standard">
      <style:text-properties style:font-name="Purisa" fo:font-size="10pt" officeooo:rsid="001ddc29" officeooo:paragraph-rsid="001ddc29" style:font-size-asian="8.75pt" style:font-size-complex="10pt"/>
    </style:style>
    <style:style style:name="P5" style:family="paragraph" style:parent-style-name="Standard">
      <style:text-properties style:font-name="Purisa" fo:font-size="10pt" officeooo:rsid="001ddc29" officeooo:paragraph-rsid="001e087f" style:font-size-asian="8.75pt" style:font-size-complex="10pt"/>
    </style:style>
    <style:style style:name="P6" style:family="paragraph" style:parent-style-name="Standard">
      <style:text-properties style:font-name="Purisa" fo:font-size="10pt" officeooo:rsid="001ff383" officeooo:paragraph-rsid="001ff383" style:font-size-asian="10pt" style:font-size-complex="10pt"/>
    </style:style>
    <style:style style:name="P7" style:family="paragraph" style:parent-style-name="Standard">
      <style:text-properties fo:color="#000000" style:font-name="Purisa" fo:font-size="10pt" style:text-underline-style="none" officeooo:rsid="0022a9cb" officeooo:paragraph-rsid="0022a9cb" style:font-size-asian="10pt" style:font-size-complex="10pt"/>
    </style:style>
    <style:style style:name="P8" style:family="paragraph" style:parent-style-name="Standard">
      <style:text-properties fo:color="#000000" style:font-name="Purisa" fo:font-size="10pt" style:text-underline-style="none" officeooo:rsid="001e087f" officeooo:paragraph-rsid="001e087f" style:font-size-asian="10pt" style:font-size-complex="10pt"/>
    </style:style>
    <style:style style:name="P9" style:family="paragraph" style:parent-style-name="Standard">
      <style:text-properties fo:color="#000000" style:font-name="Purisa" fo:font-size="10pt" style:text-underline-style="none" officeooo:rsid="001ff383" officeooo:paragraph-rsid="001ff383" style:font-size-asian="10pt" style:font-size-complex="10pt"/>
    </style:style>
    <style:style style:name="P10" style:family="paragraph" style:parent-style-name="Standard">
      <style:text-properties fo:color="#000000" style:font-name="Purisa" fo:font-size="10pt" style:text-underline-style="none" officeooo:rsid="0021d125" officeooo:paragraph-rsid="0021d125" style:font-size-asian="10pt" style:font-size-complex="10pt"/>
    </style:style>
    <style:style style:name="P11" style:family="paragraph" style:parent-style-name="Standard">
      <style:text-properties fo:color="#000000" style:font-name="Purisa" fo:font-size="10pt" style:text-underline-style="none" officeooo:rsid="001e087f" officeooo:paragraph-rsid="001e087f" style:font-size-asian="8.75pt" style:font-size-complex="10pt"/>
    </style:style>
    <style:style style:name="P12" style:family="paragraph" style:parent-style-name="Standard">
      <style:text-properties style:use-window-font-color="true" style:font-name="Purisa" fo:font-size="10pt" style:text-underline-style="none" officeooo:rsid="001ff383" officeooo:paragraph-rsid="001ff383" style:font-size-asian="10pt" style:font-size-complex="10pt"/>
    </style:style>
    <style:style style:name="P13" style:family="paragraph" style:parent-style-name="Standard">
      <style:text-properties style:use-window-font-color="true" style:font-name="Purisa" fo:font-size="10pt" style:text-underline-style="none" officeooo:rsid="0021d125" officeooo:paragraph-rsid="0021d125" style:font-size-asian="10pt" style:font-size-complex="10pt"/>
    </style:style>
    <style:style style:name="P14" style:family="paragraph" style:parent-style-name="Standard">
      <style:text-properties style:use-window-font-color="true" style:font-name="Purisa" fo:font-size="10pt" style:text-underline-style="none" officeooo:rsid="0022a9cb" officeooo:paragraph-rsid="0022a9cb" style:font-size-asian="10pt" style:font-size-complex="10pt"/>
    </style:style>
    <style:style style:name="P15" style:family="paragraph" style:parent-style-name="Standard">
      <style:text-properties fo:color="#ff3333" style:font-name="Purisa" fo:font-size="10pt" style:text-underline-style="solid" style:text-underline-width="auto" style:text-underline-color="font-color" officeooo:rsid="0022a9cb" officeooo:paragraph-rsid="0022a9cb" style:font-size-asian="10pt" style:font-size-complex="10pt"/>
    </style:style>
    <style:style style:name="P16" style:family="paragraph" style:parent-style-name="Standard">
      <style:text-properties style:font-name="Purisa" fo:font-size="10pt" officeooo:paragraph-rsid="0026ef69" style:font-size-asian="10pt" style:font-size-complex="10pt"/>
    </style:style>
    <style:style style:name="T1" style:family="text">
      <style:text-properties officeooo:rsid="001e087f"/>
    </style:style>
    <style:style style:name="T2" style:family="text">
      <style:text-properties fo:color="#ff3333"/>
    </style:style>
    <style:style style:name="T3" style:family="text">
      <style:text-properties fo:color="#ff3333" style:text-underline-style="solid" style:text-underline-width="auto" style:text-underline-color="font-color"/>
    </style:style>
    <style:style style:name="T4" style:family="text">
      <style:text-properties fo:color="#ff3333" style:text-underline-style="solid" style:text-underline-width="auto" style:text-underline-color="font-color" fo:background-color="#ff99ff" loext:char-shading-value="0"/>
    </style:style>
    <style:style style:name="T5" style:family="text">
      <style:text-properties fo:color="#ff3333" style:text-underline-style="solid" style:text-underline-width="auto" style:text-underline-color="font-color" fo:font-weight="bold" fo:background-color="#ff99ff" loext:char-shading-value="0" style:font-weight-asian="bold" style:font-weight-complex="bold"/>
    </style:style>
    <style:style style:name="T6" style:family="text">
      <style:text-properties fo:color="#ff3333" style:text-underline-style="solid" style:text-underline-width="auto" style:text-underline-color="font-color" fo:font-weight="bold" officeooo:rsid="001e087f" fo:background-color="#ff99ff" loext:char-shading-value="0" style:font-weight-asian="bold" style:font-weight-complex="bold"/>
    </style:style>
    <style:style style:name="T7" style:family="text">
      <style:text-properties fo:color="#ff3333" style:text-underline-style="solid" style:text-underline-width="auto" style:text-underline-color="font-color" fo:font-weight="bold" officeooo:rsid="0021d125" fo:background-color="#ff99ff" loext:char-shading-value="0" style:font-weight-asian="bold" style:font-weight-complex="bold"/>
    </style:style>
    <style:style style:name="T8" style:family="text">
      <style:text-properties fo:color="#ff3333" style:text-underline-style="none"/>
    </style:style>
    <style:style style:name="T9" style:family="text">
      <style:text-properties fo:color="#ff3333" style:text-underline-style="none" fo:font-weight="bold" fo:background-color="#ff99ff" loext:char-shading-value="0" style:font-weight-asian="bold" style:font-weight-complex="bold"/>
    </style:style>
    <style:style style:name="T10" style:family="text">
      <style:text-properties fo:color="#ff3333" style:text-underline-style="none" fo:font-weight="bold" officeooo:rsid="001e087f" fo:background-color="#ff99ff" loext:char-shading-value="0" style:font-weight-asian="bold" style:font-weight-complex="bold"/>
    </style:style>
    <style:style style:name="T11" style:family="text">
      <style:text-properties fo:color="#ff3333" style:text-underline-style="none" fo:font-weight="bold" officeooo:rsid="0021d125" fo:background-color="#ff99ff" loext:char-shading-value="0" style:font-weight-asian="bold" style:font-weight-complex="bold"/>
    </style:style>
    <style:style style:name="T12" style:family="text">
      <style:text-properties fo:color="#ff3333" officeooo:rsid="0021d125"/>
    </style:style>
    <style:style style:name="T13" style:family="text">
      <style:text-properties fo:color="#ff3333" fo:font-weight="bold" officeooo:rsid="0026ef69" fo:background-color="#ff99ff" loext:char-shading-value="0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style:text-underline-style="none" officeooo:rsid="001e087f"/>
    </style:style>
    <style:style style:name="T17" style:family="text">
      <style:text-properties fo:color="#000000" style:text-underline-style="none" officeooo:rsid="0021d125"/>
    </style:style>
    <style:style style:name="T18" style:family="text">
      <style:text-properties fo:color="#000000" style:text-underline-style="none" officeooo:rsid="0026ef69"/>
    </style:style>
    <style:style style:name="T19" style:family="text">
      <style:text-properties fo:color="#000000" style:text-underline-style="none" officeooo:rsid="002893e5"/>
    </style:style>
    <style:style style:name="T20" style:family="text">
      <style:text-properties fo:color="#000000" officeooo:rsid="0021d125"/>
    </style:style>
    <style:style style:name="T21" style:family="text">
      <style:text-properties officeooo:rsid="0026ef69"/>
    </style:style>
    <style:style style:name="T22" style:family="text">
      <style:text-properties officeooo:rsid="002893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omaglio</text:p>
      <text:p text:style-name="P3"/>
      <text:p text:style-name="P2">Kargath Manotagliente</text:p>
      <text:p text:style-name="P4"/>
      <text:p text:style-name="P4">Kargath Manotagliente è il primo boss del raid Altomaglio ed è un discreto boss di apertura. L'incontro richiede che tutto il raid combatta sia con il boss che con gli <text:span text:style-name="T21">A</text:span>dd che lui stesso evoca, mettendo per lo più a dura prova i DPS. Ci si aspetterebbe un boss abbastanza facile <text:span text:style-name="T21">ma non è così,</text:span> <text:span text:style-name="T21">bisogna fare</text:span> fare <text:span text:style-name="T21">molta </text:span>attenzione a tutte le insidie e le trappole.</text:p>
      <text:p text:style-name="P5">L'incontro inizia in un'arena dove ci sono 4 pozzi che si aprono una volta che viene pullato il boss. In ognuno di questi pozzi c'è un gattino molto affamato, <text:span text:style-name="T21">f</text:span>ate attenzione e resta<text:span text:style-name="T21">ci</text:span> lontani. <text:span text:style-name="T1">Successivamente il boss con un incredibile abilità corre verso bersagli casuali ogni 2 secondi per 10 secondi, infliggendo 35.714 danni fisici a tutti i bersagli entro 7 metri. Quest'abilità è chiamata </text:span><text:span text:style-name="T6">LAME DANZANTI.</text:span></text:p>
      <text:p text:style-name="P11">Se è possibile, l'ideale sarebbe allontanarsi. Se non fate in tempo a spostarvi anche se vi colpisce non farà tanto male.</text:p>
      <text:p text:style-name="P16"><text:span text:style-name="T16">I tank devono scambiarsi i</text:span><text:span text:style-name="T18">l</text:span><text:span text:style-name="T16"> boss ad ogni </text:span><text:span text:style-name="T6">IMPALAMENTO</text:span><text:bookmark text:name="tw-target-text"/><text:span text:style-name="T10">:</text:span><text:span text:style-name="T16"> </text:span>Kargath <text:span text:style-name="T1">impala tutti i bersagni di fronte a lui a mele</text:span> <text:span text:style-name="T21">lasciando un dot </text:span><text:span text:style-name="T6">FERITE APERTE</text:span><text:span text:style-name="T13"> </text:span><text:s/><text:span text:style-name="T21">che causa </text:span>58000 <text:span text:style-name="T21">k di</text:span> danni fisici <text:span text:style-name="T21">x stack accumulate</text:span> <text:span text:style-name="T21">al</text:span> <text:span text:style-name="T1">secondo per 8 secondi, (Gli healer dovranno stare molto attenti a questo Dot, e i tank devono scambiarsi il boss in modo corretto epr non trovarsi con troppe stak e andare dietro al boss avvenuto lo scambio.</text:span><text:span text:style-name="T16"> All'interno dell'arena </text:span><text:span text:style-name="T18">compaiono dei</text:span><text:span text:style-name="T16"> </text:span><text:span text:style-name="T6">PILASTRI DI FUOCO</text:span><text:span text:style-name="T16"> che sputano fuoco. Non stare dentro questi pilastri.</text:span></text:p>
      <text:p text:style-name="P8">Oltre a ciò, ci sono altre due meccaniche principali all'interno del combattimento.</text:p>
      <text:p text:style-name="P6"><text:span text:style-name="T15">La prima è lo </text:span><text:span text:style-name="T5">SCATTO DEL BERSERKER</text:span><text:span text:style-name="T9">:</text:span><text:span text:style-name="T15"> Kargath scatta verso il bersaglio, infliggendo il 125% dei danni dell'arma a tutti i bersagli frontali, aumentando i danni fisici inflitti del 15% ogni 2 secondi per 20 secondi. Inoltre, la velocità di movimento di Kargath aumenta del 25% ogni 2 secondi per 20 secondi, </text:span><text:span text:style-name="T18">a</text:span><text:span text:style-name="T15">prirsi velocemente o si subiranno danni AOE. Il giocatore che è fixato deve correre lontano dal boss, se viene raggiunto muore istantaneamente. Il boss però può essere distratto, kita</text:span><text:span text:style-name="T18">ndolo</text:span><text:span text:style-name="T15"> all'interno dei pilastri di fuoco, Kargath cambia target e inizia a picchiare il pilastro. Basta stare un po' attenti e al momento giusto kitarlo nel fuoco.</text:span></text:p>
      <text:p text:style-name="P9">L'ultima meccanica principale è divertente. Ogni minuto e mezzo, il pubblico che sta guardando il combattimento nell'arena viene coinvolto nel fight. Ci saranno tre tipi di add:</text:p>
      <text:p text:style-name="P6"><text:span text:style-name="T15">- </text:span><text:span text:style-name="T5">GRUNT DI FERRO:</text:span><text:span text:style-name="T8"> </text:span><text:span text:style-name="T17">una folla di orchi apparentemente infinita</text:span></text:p>
      <text:p text:style-name="P6"><text:span text:style-name="T15">- </text:span><text:span text:style-name="T5">BOMBARDIERI DI FERRO:</text:span><text:span text:style-name="T8"> </text:span><text:span text:style-name="T17">appaiono sulle tribune e buttano</text:span><text:span text:style-name="T19"> </text:span><text:span text:style-name="T7">BOMBE DI FERRO </text:span><text:span text:style-name="T17">(infligge 21.563 danni fuoco a un nemico e 7.500 danni fuoco aggiuntivi ogni 2 </text:span><text:soft-page-break/><text:span text:style-name="T17">secondi per 10 secondi) o </text:span><text:span text:style-name="T11">BOMBE DI FUOCO</text:span><text:span text:style-name="T17"> (esplode infliggendo 3.000 danni di fuoco a tutti i bersagli vicini)sul gruppo.</text:span></text:p>
      <text:p text:style-name="P12">- <text:span text:style-name="T5">SCAGLIABILE UBRIACHI:</text:span><text:span text:style-name="T2"> </text:span><text:span text:style-name="T20">appaiono sulla tribuna e lanciano </text:span><text:span text:style-name="T7">BIRRA STRAZIANTE</text:span><text:span text:style-name="T12"> </text:span><text:span text:style-name="T20">nell'arena, scagliando questo boccale infliggerà 56.921 danni da natura all'impatto e creerà una pozza che infligge 44.642 danni natura ogni secondo per 30 secondi.</text:span></text:p>
      <text:p text:style-name="P13"><text:span text:style-name="T14">Lanciano anche il </text:span><text:span text:style-name="T5">VILSOFFIO</text:span><text:span text:style-name="T14"> che stordisce i bersagli di fronte all'incantatore.</text:span></text:p>
      <text:p text:style-name="P10"/>
      <text:p text:style-name="P14"><text:span text:style-name="T14">Dopo aver summonato questi add, Kargath fa un'abilità chiamata </text:span><text:span text:style-name="T5">LANCIO CATENA:</text:span><text:span text:style-name="T14"> usa la catena per frustare i 5 nemici più vicini e lanciarli sulle tribune. Sarebbe meglio concentrarsi sui bombardieri di ferro e sugli scagliabile ubriachi che danno fastidio ai player del raid che sono rimasti in arena. La cosa più difficile è che si arriva su con poca vita, quindi è consigliabile mandare 1 tank 1 healer e 3 dps. Assicurarsi prima di scendere di avere ucciso tutti gli add presenti sulle tribune.</text:span></text:p>
      <text:p text:style-name="P7"/>
      <text:p text:style-name="P7">Mentre il gruppo che è stato mandato sugli spalti uccide gli add, il combattimento all'interno dell'arena continua. Non cambia nulla. Il tank che sta tankando Kargath può prendere anche due impale. </text:p>
      <text:p text:style-name="P7"/>
      <text:p text:style-name="P7">La strategia è abbastanza semplice. I<text:span text:style-name="T22">l</text:span> tank dev<text:span text:style-name="T22">e</text:span> cercare di tenere il boss <text:span text:style-name="T22">spalle al party </text:span>in modo da evitare al gruppo dei melee gli impalamenti, <text:span text:style-name="T22">e i mele non devono mai andare davanti per prendere l'impale. </text:span></text:p>
      <text:p text:style-name="P7"/>
      <text:p text:style-name="P15">RICORDA:</text:p>
      <text:p text:style-name="P7">I tank devono scambiarsi il boss ad ogni impalamento, cercare di tenere il boss rivolto verso il gruppo dei DPS e aiutare il gruppo con la folla. Per gli healer, il danno non è alto solo quando si va sugli spalti lanciare qualche cd di cura per fullare il gruppo dei DPS per evitare che vengano buttati giù nell'arena.</text:p>
      <text:p text:style-name="P7">Per i DPS killare gli add della folla, per i ranged tenersi pronti a distrarre il boss nei pilastri di fuoc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ria </meta:initial-creator>
    <meta:creation-date>2014-11-04T17:37:01.874940473</meta:creation-date>
    <dc:date>2014-11-11T18:48:45.310284694</dc:date>
    <meta:editing-duration>PT21M1S</meta:editing-duration>
    <meta:editing-cycles>2</meta:editing-cycles>
    <meta:generator>LibreOffice/4.3.3.1.0$Linux_X86_64 LibreOffice_project/430m0$Build-1</meta:generator>
    <meta:document-statistic meta:table-count="0" meta:image-count="0" meta:object-count="0" meta:page-count="2" meta:paragraph-count="19" meta:word-count="726" meta:character-count="4335" meta:non-whitespace-character-count="3625"/>
  </office:meta>
</office:document-meta>
</file>